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2258" calcext:value-type="float">
            <text:p>222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6606" calcext:value-type="float">
            <text:p>366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540" calcext:value-type="float">
            <text:p>39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798" calcext:value-type="float">
            <text:p>407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95624" calcext:value-type="float">
            <text:p>1956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9547" calcext:value-type="float">
            <text:p>195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220319" calcext:value-type="float">
            <text:p>2203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4956" calcext:value-type="float">
            <text:p>149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3162" calcext:value-type="float">
            <text:p>4316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38114" calcext:value-type="float">
            <text:p>238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5540" calcext:value-type="float">
            <text:p>155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4919" calcext:value-type="float">
            <text:p>2491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44841" calcext:value-type="float">
            <text:p>448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57198" calcext:value-type="float">
            <text:p>2571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6172" calcext:value-type="float">
            <text:p>161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362" calcext:value-type="float">
            <text:p>263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46364" calcext:value-type="float">
            <text:p>4636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6706" calcext:value-type="float">
            <text:p>2667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6730" calcext:value-type="float">
            <text:p>167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9198" calcext:value-type="float">
            <text:p>291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7448" calcext:value-type="float">
            <text:p>47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81720" calcext:value-type="float">
            <text:p>281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7302" calcext:value-type="float">
            <text:p>173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30070" calcext:value-type="float">
            <text:p>300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48490" calcext:value-type="float">
            <text:p>484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289630" calcext:value-type="float">
            <text:p>2896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7714" calcext:value-type="float">
            <text:p>177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3475" calcext:value-type="float">
            <text:p>334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49849" calcext:value-type="float">
            <text:p>498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05541" calcext:value-type="float">
            <text:p>3055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6313" calcext:value-type="float">
            <text:p>36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1840" calcext:value-type="float">
            <text:p>518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22801" calcext:value-type="float">
            <text:p>3228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19508" calcext:value-type="float">
            <text:p>195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9018" calcext:value-type="float">
            <text:p>39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3336" calcext:value-type="float">
            <text:p>5333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36158" calcext:value-type="float">
            <text:p>3361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20329" calcext:value-type="float">
            <text:p>203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41518" calcext:value-type="float">
            <text:p>415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54573" calcext:value-type="float">
            <text:p>54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356770" calcext:value-type="float">
            <text:p>3567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20834" calcext:value-type="float">
            <text:p>208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44181" calcext:value-type="float">
            <text:p>441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54959" calcext:value-type="float">
            <text:p>549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74276" calcext:value-type="float">
            <text:p>3742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21310" calcext:value-type="float">
            <text:p>21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45997" calcext:value-type="float">
            <text:p>45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58596" calcext:value-type="float">
            <text:p>585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79027" calcext:value-type="float">
            <text:p>3790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22036" calcext:value-type="float">
            <text:p>220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46786" calcext:value-type="float">
            <text:p>46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1640" calcext:value-type="float">
            <text:p>616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382407" calcext:value-type="float">
            <text:p>3824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49324" calcext:value-type="float">
            <text:p>49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2859" calcext:value-type="float">
            <text:p>62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97251" calcext:value-type="float">
            <text:p>3972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23812" calcext:value-type="float">
            <text:p>238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52494" calcext:value-type="float">
            <text:p>524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4179" calcext:value-type="float">
            <text:p>641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413017" calcext:value-type="float">
            <text:p>4130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24671" calcext:value-type="float">
            <text:p>246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55933" calcext:value-type="float">
            <text:p>559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5427" calcext:value-type="float">
            <text:p>654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441261" calcext:value-type="float">
            <text:p>441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25284" calcext:value-type="float">
            <text:p>252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59211" calcext:value-type="float">
            <text:p>59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67441" calcext:value-type="float">
            <text:p>674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453447" calcext:value-type="float">
            <text:p>4534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26234" calcext:value-type="float">
            <text:p>262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62307" calcext:value-type="float">
            <text:p>623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0513" calcext:value-type="float">
            <text:p>705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471428" calcext:value-type="float">
            <text:p>4714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26963" calcext:value-type="float">
            <text:p>269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65310" calcext:value-type="float">
            <text:p>65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3079" calcext:value-type="float">
            <text:p>730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485261" calcext:value-type="float">
            <text:p>485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27936" calcext:value-type="float">
            <text:p>279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66997" calcext:value-type="float">
            <text:p>66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4903" calcext:value-type="float">
            <text:p>749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491296" calcext:value-type="float">
            <text:p>4912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28768" calcext:value-type="float">
            <text:p>2876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0715" calcext:value-type="float">
            <text:p>707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6859" calcext:value-type="float">
            <text:p>76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503240" calcext:value-type="float">
            <text:p>5032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4330" calcext:value-type="float">
            <text:p>743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8791" calcext:value-type="float">
            <text:p>78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532612" calcext:value-type="float">
            <text:p>5326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30351" calcext:value-type="float">
            <text:p>303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8418" calcext:value-type="float">
            <text:p>784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82002" calcext:value-type="float">
            <text:p>820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545729" calcext:value-type="float">
            <text:p>545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30823" calcext:value-type="float">
            <text:p>308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0875" calcext:value-type="float">
            <text:p>808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4658" calcext:value-type="float">
            <text:p>846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554170" calcext:value-type="float">
            <text:p>5541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31347" calcext:value-type="float">
            <text:p>313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84407" calcext:value-type="float">
            <text:p>844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91402" calcext:value-type="float">
            <text:p>914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581185" calcext:value-type="float">
            <text:p>5811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32127" calcext:value-type="float">
            <text:p>321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87832" calcext:value-type="float">
            <text:p>878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91422" calcext:value-type="float">
            <text:p>914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609586" calcext:value-type="float">
            <text:p>6095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33136" calcext:value-type="float">
            <text:p>33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0843" calcext:value-type="float">
            <text:p>908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1755" calcext:value-type="float">
            <text:p>917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625188" calcext:value-type="float">
            <text:p>6251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33782" calcext:value-type="float">
            <text:p>337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5969" calcext:value-type="float">
            <text:p>959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3672" calcext:value-type="float">
            <text:p>936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652298" calcext:value-type="float">
            <text:p>6522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34581" calcext:value-type="float">
            <text:p>345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101324" calcext:value-type="float">
            <text:p>101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96476" calcext:value-type="float">
            <text:p>96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672897" calcext:value-type="float">
            <text:p>6728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106147" calcext:value-type="float">
            <text:p>1061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98213" calcext:value-type="float">
            <text:p>982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688805" calcext:value-type="float">
            <text:p>68880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36700" calcext:value-type="float">
            <text:p>367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11585" calcext:value-type="float">
            <text:p>1115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0863" calcext:value-type="float">
            <text:p>1008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714469" calcext:value-type="float">
            <text:p>71446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37650" calcext:value-type="float">
            <text:p>376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18021" calcext:value-type="float">
            <text:p>1180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02955" calcext:value-type="float">
            <text:p>1029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754082" calcext:value-type="float">
            <text:p>7540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38673" calcext:value-type="float">
            <text:p>386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25803" calcext:value-type="float">
            <text:p>125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05494" calcext:value-type="float">
            <text:p>1054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788904" calcext:value-type="float">
            <text:p>7889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9716" calcext:value-type="float">
            <text:p>397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30323" calcext:value-type="float">
            <text:p>1303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05909" calcext:value-type="float">
            <text:p>1059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00711" calcext:value-type="float">
            <text:p>8007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40185" calcext:value-type="float">
            <text:p>401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34699" calcext:value-type="float">
            <text:p>1346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09274" calcext:value-type="float">
            <text:p>109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08488" calcext:value-type="float">
            <text:p>8084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40601" calcext:value-type="float">
            <text:p>40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38313" calcext:value-type="float">
            <text:p>138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11627" calcext:value-type="float">
            <text:p>1116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825074" calcext:value-type="float">
            <text:p>82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1820" calcext:value-type="float">
            <text:p>41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41378" calcext:value-type="float">
            <text:p>14137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11953" calcext:value-type="float">
            <text:p>1119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840680" calcext:value-type="float">
            <text:p>84068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42406" calcext:value-type="float">
            <text:p>424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44994" calcext:value-type="float">
            <text:p>1449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13777" calcext:value-type="float">
            <text:p>1137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853291" calcext:value-type="float">
            <text:p>8532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4018" calcext:value-type="float">
            <text:p>44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47740" calcext:value-type="float">
            <text:p>1477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15151" calcext:value-type="float">
            <text:p>1151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866094" calcext:value-type="float">
            <text:p>866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45884" calcext:value-type="float">
            <text:p>458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50631" calcext:value-type="float">
            <text:p>15063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17654" calcext:value-type="float">
            <text:p>1176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877787" calcext:value-type="float">
            <text:p>87778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47253" calcext:value-type="float">
            <text:p>472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52443" calcext:value-type="float">
            <text:p>1524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21035" calcext:value-type="float">
            <text:p>121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883254" calcext:value-type="float">
            <text:p>8832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48271" calcext:value-type="float">
            <text:p>482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55465" calcext:value-type="float">
            <text:p>1554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23448" calcext:value-type="float">
            <text:p>123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00507" calcext:value-type="float">
            <text:p>9005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49551" calcext:value-type="float">
            <text:p>495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59272" calcext:value-type="float">
            <text:p>1592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26201" calcext:value-type="float">
            <text:p>1262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20732" calcext:value-type="float">
            <text:p>92073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50545" calcext:value-type="float">
            <text:p>505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64243" calcext:value-type="float">
            <text:p>1642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28819" calcext:value-type="float">
            <text:p>1288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938871" calcext:value-type="float">
            <text:p>93887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1605" calcext:value-type="float">
            <text:p>5160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69144" calcext:value-type="float">
            <text:p>16914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31538" calcext:value-type="float">
            <text:p>1315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963130" calcext:value-type="float">
            <text:p>9631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52833" calcext:value-type="float">
            <text:p>528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72299" calcext:value-type="float">
            <text:p>1722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34604" calcext:value-type="float">
            <text:p>1346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978741" calcext:value-type="float">
            <text:p>9787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53957" calcext:value-type="float">
            <text:p>5395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75779" calcext:value-type="float">
            <text:p>17577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37115" calcext:value-type="float">
            <text:p>13711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993988" calcext:value-type="float">
            <text:p>9939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54803" calcext:value-type="float">
            <text:p>54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78189" calcext:value-type="float">
            <text:p>17818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39792" calcext:value-type="float">
            <text:p>1397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03694" calcext:value-type="float">
            <text:p>10036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56097" calcext:value-type="float">
            <text:p>560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81059" calcext:value-type="float">
            <text:p>18105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42720" calcext:value-type="float">
            <text:p>142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6729" calcext:value-type="float">
            <text:p>1016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57217" calcext:value-type="float">
            <text:p>5721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83691" calcext:value-type="float">
            <text:p>18369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45035" calcext:value-type="float">
            <text:p>145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31968" calcext:value-type="float">
            <text:p>103196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58473" calcext:value-type="float">
            <text:p>584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85915" calcext:value-type="float">
            <text:p>1859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47950" calcext:value-type="float">
            <text:p>14795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47429" calcext:value-type="float">
            <text:p>10474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59312" calcext:value-type="float">
            <text:p>593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88613" calcext:value-type="float">
            <text:p>1886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50781" calcext:value-type="float">
            <text:p>1507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62560" calcext:value-type="float">
            <text:p>106256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59886" calcext:value-type="float">
            <text:p>598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91452" calcext:value-type="float">
            <text:p>1914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52111" calcext:value-type="float">
            <text:p>1521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79114" calcext:value-type="float">
            <text:p>1079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61136" calcext:value-type="float">
            <text:p>61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93800" calcext:value-type="float">
            <text:p>1938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54797" calcext:value-type="float">
            <text:p>1547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94476" calcext:value-type="float">
            <text:p>1094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61754" calcext:value-type="float">
            <text:p>6175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95693" calcext:value-type="float">
            <text:p>19569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56461" calcext:value-type="float">
            <text:p>1564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104022" calcext:value-type="float">
            <text:p>11040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62850" calcext:value-type="float">
            <text:p>628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97960" calcext:value-type="float">
            <text:p>19796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59390" calcext:value-type="float">
            <text:p>1593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119546" calcext:value-type="float">
            <text:p>111954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64401" calcext:value-type="float">
            <text:p>644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200288" calcext:value-type="float">
            <text:p>2002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62992" calcext:value-type="float">
            <text:p>1629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133972" calcext:value-type="float">
            <text:p>11339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66001" calcext:value-type="float">
            <text:p>660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202601" calcext:value-type="float">
            <text:p>202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66729" calcext:value-type="float">
            <text:p>166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148274" calcext:value-type="float">
            <text:p>1148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67491" calcext:value-type="float">
            <text:p>6749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204873" calcext:value-type="float">
            <text:p>2048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70397" calcext:value-type="float">
            <text:p>1703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161760" calcext:value-type="float">
            <text:p>116176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68681" calcext:value-type="float">
            <text:p>686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207308" calcext:value-type="float">
            <text:p>2073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74128" calcext:value-type="float">
            <text:p>1741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175018" calcext:value-type="float">
            <text:p>117501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69529" calcext:value-type="float">
            <text:p>695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209890" calcext:value-type="float">
            <text:p>2098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75786" calcext:value-type="float">
            <text:p>1757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189907" calcext:value-type="float">
            <text:p>1189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70215" calcext:value-type="float">
            <text:p>702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212150" calcext:value-type="float">
            <text:p>2121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77196" calcext:value-type="float">
            <text:p>1771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201763" calcext:value-type="float">
            <text:p>12017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71129" calcext:value-type="float">
            <text:p>711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214084" calcext:value-type="float">
            <text:p>2140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79145" calcext:value-type="float">
            <text:p>17914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215028" calcext:value-type="float">
            <text:p>12150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71953" calcext:value-type="float">
            <text:p>719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216524" calcext:value-type="float">
            <text:p>2165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80785" calcext:value-type="float">
            <text:p>1807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230107" calcext:value-type="float">
            <text:p>12301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73082" calcext:value-type="float">
            <text:p>730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218922" calcext:value-type="float">
            <text:p>21892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82917" calcext:value-type="float">
            <text:p>1829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245340" calcext:value-type="float">
            <text:p>12453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74043" calcext:value-type="float">
            <text:p>740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221556" calcext:value-type="float">
            <text:p>2215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84993" calcext:value-type="float">
            <text:p>1849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260377" calcext:value-type="float">
            <text:p>12603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74869" calcext:value-type="float">
            <text:p>748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224211" calcext:value-type="float">
            <text:p>224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86734" calcext:value-type="float">
            <text:p>18673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276096" calcext:value-type="float">
            <text:p>12760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75847" calcext:value-type="float">
            <text:p>758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226871" calcext:value-type="float">
            <text:p>2268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88944" calcext:value-type="float">
            <text:p>18894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291184" calcext:value-type="float">
            <text:p>129118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76943" calcext:value-type="float">
            <text:p>769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228760" calcext:value-type="float">
            <text:p>22876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91191" calcext:value-type="float">
            <text:p>1911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303796" calcext:value-type="float">
            <text:p>13037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78174" calcext:value-type="float">
            <text:p>7817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231104" calcext:value-type="float">
            <text:p>2311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93773" calcext:value-type="float">
            <text:p>1937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318277" calcext:value-type="float">
            <text:p>1318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79788" calcext:value-type="float">
            <text:p>797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233123" calcext:value-type="float">
            <text:p>2331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96832" calcext:value-type="float">
            <text:p>19683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332573" calcext:value-type="float">
            <text:p>1332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80761" calcext:value-type="float">
            <text:p>807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235687" calcext:value-type="float">
            <text:p>2356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99012" calcext:value-type="float">
            <text:p>199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347818" calcext:value-type="float">
            <text:p>134781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81835" calcext:value-type="float">
            <text:p>818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237811" calcext:value-type="float">
            <text:p>2378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2020051" calcext:value-type="float">
            <text:p>20200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361629" calcext:value-type="float">
            <text:p>13616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82692" calcext:value-type="float">
            <text:p>826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240017" calcext:value-type="float">
            <text:p>24001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204271" calcext:value-type="float">
            <text:p>20427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377261" calcext:value-type="float">
            <text:p>1377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83852" calcext:value-type="float">
            <text:p>838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242474" calcext:value-type="float">
            <text:p>24247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206382" calcext:value-type="float">
            <text:p>2063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392523" calcext:value-type="float">
            <text:p>13925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85095" calcext:value-type="float">
            <text:p>8509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245028" calcext:value-type="float">
            <text:p>2450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208400" calcext:value-type="float">
            <text:p>20840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405156" calcext:value-type="float">
            <text:p>140515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3">00/00/0000</text:date>, <text:time style:data-style-name="N2" text:time-value="18:39:25.9950557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7-13T18:54:45.252653548</dc:date>
    <dc:creator>Jesus Castagnetto</dc:creator>
    <meta:editing-duration>P1DT7H26M35S</meta:editing-duration>
    <meta:editing-cycles>102</meta:editing-cycles>
    <meta:generator>LibreOffice/6.4.3.2$Linux_X86_64 LibreOffice_project/40$Build-2</meta:generator>
    <meta:document-statistic meta:table-count="1" meta:cell-count="1556" meta:object-count="0"/>
  </office:meta>
</office:document-meta>
</file>